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11.2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 Condensed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font-name="Ubuntu Condensed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font-name="Ubuntu Condensed"/>
    </style:style>
    <style:style style:name="ce4" style:family="table-cell" style:parent-style-name="Default">
      <style:text-properties style:font-name="Ubuntu Condensed" fo:font-style="normal" style:font-style-asian="normal" style:font-style-complex="normal"/>
    </style:style>
    <style:style style:name="ce5" style:family="table-cell" style:parent-style-name="Default">
      <style:table-cell-properties fo:wrap-option="wrap"/>
      <style:text-properties style:font-name="Ubuntu Condensed" fo:font-size="10pt" style:font-size-asian="10pt" style:font-size-complex="10pt"/>
    </style:style>
    <style:style style:name="ce6" style:family="table-cell" style:parent-style-name="Default">
      <style:table-cell-properties fo:wrap-option="wrap" style:vertical-align="top"/>
      <style:text-properties style:font-name="Ubuntu Condensed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Ubuntu Condensed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ext-properties style:font-name="Ubuntu Condensed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Ubuntu Condensed" fo:font-size="10pt" style:font-size-asian="10pt" style:font-size-complex="10pt"/>
    </style:style>
    <style:style style:name="ce10" style:family="table-cell" style:parent-style-name="Default">
      <style:text-properties style:font-name="Ubuntu Condensed" fo:font-size="10pt" fo:font-style="normal" style:font-size-asian="10pt" style:font-style-asian="normal" style:font-size-complex="10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1" table:number-columns-repeated="1022" table:default-cell-style-name="ce5"/>
        <table:table-row table:style-name="ro2">
          <table:table-cell table:style-name="ce1" office:value-type="string">
            <text:p>Main pag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Header</text:p>
          </table:table-cell>
          <table:table-cell office:value-type="string">
            <text:p>Logo, Map Elements link, Features link, About link, Connect link, Launch Web App butt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ntent section</text:p>
          </table:table-cell>
          <table:table-cell table:style-name="Default" office:value-type="string">
            <text:p>Text conte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- Search form</text:p>
          </table:table-cell>
          <table:table-cell table:style-name="Default" office:value-type="string">
            <text:p>Text field with autocomplat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office:value-type="string">
            <text:p>Map Elements section</text:p>
          </table:table-cell>
          <table:table-cell office:value-type="string">
            <text:p>Locations, Swell Indicators, Wind Indicators, Tide Indicato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4">
          <table:table-cell office:value-type="string">
            <text:p>Features section</text:p>
          </table:table-cell>
          <table:table-cell office:value-type="string">
            <text:p>Graphic manu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4">
          <table:table-cell office:value-type="string">
            <text:p>About section</text:p>
          </table:table-cell>
          <table:table-cell office:value-type="string">
            <text:p>Text cont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onnect section</text:p>
          </table:table-cell>
          <table:table-cell office:value-type="string">
            <text:p>Like on Facebook link, Follow on Twitter link, Follow on Google+ link, Ask a Question 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- Ask a Question</text:p>
          </table:table-cell>
          <table:table-cell office:value-type="string">
            <text:p>For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ooter section</text:p>
          </table:table-cell>
          <table:table-cell office:value-type="string">
            <text:p>Contact (mailto), Help link, Feedback link, Facebook link, Twitter link, Google+ link, Copyrigh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- Feedback</text:p>
          </table:table-cell>
          <table:table-cell office:value-type="string">
            <text:p>Feedback for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- Legal</text:p>
          </table:table-cell>
          <table:table-cell office:value-type="string">
            <text:p>Static pag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8" office:value-type="string">
            <text:p>Web App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9" office:value-type="string">
            <text:p>Menu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Map section</text:p>
          </table:table-cell>
          <table:table-cell table:style-name="ce9" office:value-type="string">
            <text:p>Map with markers, zoom in, zoom out, my location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- Location details</text:p>
          </table:table-cell>
          <table:table-cell table:style-name="ce3" office:value-type="string">
            <text:p>Location description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- Indicator details</text:p>
          </table:table-cell>
          <table:table-cell table:style-name="ce3" office:value-type="string">
            <text:p>Indexator description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Search section</text:p>
          </table:table-cell>
          <table:table-cell table:style-name="ce9" office:value-type="string">
            <text:p>Text field with autocomplate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ayers section</text:p>
          </table:table-cell>
          <table:table-cell table:style-name="ce9" office:value-type="string">
            <text:p>On/Off locations and indicators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Favourites section</text:p>
          </table:table-cell>
          <table:table-cell table:style-name="ce9" office:value-type="string">
            <text:p>All, Locations, Indicators + Add to favourits button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Sign In section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10" office:value-type="string">
            <text:p>- Facebook connect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Twitter connect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Google connect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Email/Password</text:p>
          </table:table-cell>
          <table:table-cell table:style-name="ce9" office:value-type="string">
            <text:p>Regular authorization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`Remember Me`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`Forgot your password ?`</text:p>
          </table:table-cell>
          <table:table-cell table:style-name="ce9" office:value-type="string">
            <text:p>Form, send email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- `Didn't receive confirmation instructions?`</text:p>
          </table:table-cell>
          <table:table-cell table:style-name="ce9" office:value-type="string">
            <text:p>Form, send email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Sign up</text:p>
          </table:table-cell>
          <table:table-cell table:style-name="ce9" office:value-type="string">
            <text:p>Registration, or social connect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Settings</text:p>
          </table:table-cell>
          <table:table-cell table:style-name="ce9" office:value-type="string">
            <text:p>Personal user setting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- Sign Out</text:p>
          </table:table-cell>
          <table:table-cell table:style-name="ce9" office:value-type="string">
            <text:p>Regular and social sign out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narly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- Stay in touch</text:p>
          </table:table-cell>
          <table:table-cell table:style-name="ce3" office:value-type="string">
            <text:p>Links to Facebook, Twitter and Google+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 Spread the word</text:p>
          </table:table-cell>
          <table:table-cell table:style-name="ce3" office:value-type="string">
            <text:p><text:s/>Facebook, Twitter and Google+ sharing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 Share your thoughts</text:p>
          </table:table-cell>
          <table:table-cell table:style-name="ce3" office:value-type="string">
            <text:p>Link to Feedback for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o To Website</text:p>
          </table:table-cell>
          <table:table-cell table:style-name="ce3" office:value-type="string">
            <text:p>Link to Main Pag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elcome tour</text:p>
          </table:table-cell>
          <table:table-cell table:style-name="ce3" office:value-type="string">
            <text:p>Show tour with first star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Ubuntu Condensed" svg:font-family="'Ubuntu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4.07.2014</text:date>, <text:time>12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S</meta:editing-duration>
    <meta:editing-cycles>3</meta:editing-cycles>
    <meta:generator>OpenOffice/4.0.1$Win32 OpenOffice.org_project/401m5$Build-9714</meta:generator>
    <dc:date>2014-07-04T12:35:04.17</dc:date>
    <dc:creator>Alexander Mitsura</dc:creator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